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5"/>
    <style:style style:name="P3" style:family="paragraph" style:parent-style-name="List_20_Paragraph" style:list-style-name="WWNum6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3</text:span></text:p>
      <text:p text:style-name="Standard"/>
      <text:p text:style-name="Standard">In this assignment we're going to leverage the convenience of a dictionary to power a configuration file, which is simply a file of key-value pairs. <text:s/></text:p>
      <text:p text:style-name="Standard"/>
      <text:p text:style-name="Standard">A configuration file is used quite often in programming shops to hold values that don't belong in the Python script itself. <text:s/>Values like SQL queries, email addresses, and other configurable values should be stored outside of the script, because they may change when the code itself doesn't need to be changed. <text:s/></text:p>
      <text:p text:style-name="Standard"/>
      <text:p text:style-name="Standard">The structre of a config file could take many forms, and one of them is a simple key=value syntax, with one key/value pair per line. <text:s/>This is simple and straightforward, so we'll use it. <text:s/></text:p>
      <text:p text:style-name="Standard"/>
      <text:p text:style-name="Standard">What's great about using a built-in structure like a dictionary as the interface to the configuration file is that any Python programmer will immediately know how to use it. <text:s/>The instructions are so simple you almost don't need documentation: <text:s/>"create a new <text:span text:style-name="T2">ConfigDict</text:span> object, then read and write keys and values as desired" -- that's it. <text:s/></text:p>
      <text:p text:style-name="Standard"/>
      <text:p text:style-name="Standard"/>
      <text:p text:style-name="Standard">Our config file should looks like this:</text:p>
      <text:p text:style-name="Standard"/>
      <text:p text:style-name="code">sql_query=SELECT this FROM that WHERE condition</text:p>
      <text:p text:style-name="code">email_to=me@mydomain.com</text:p>
      <text:p text:style-name="code">num_retries=5</text:p>
      <text:p text:style-name="Standard"/>
      <text:p text:style-name="Standard"/>
      <text:p text:style-name="Standard">In order to impelement a dictionary, <text:span text:style-name="T2">ConfigDict</text:span> will inherit from <text:span text:style-name="T2">dict</text:span> (the dictionary class), so in most respects it will act like a dictionary. <text:s/></text:p>
      <text:p text:style-name="Standard"/>
      <text:p text:style-name="Standard">Here's the sample usage: <text:s/></text:p>
      <text:p text:style-name="Standard"/>
      <text:p text:style-name="code">from assignment3 import ConfigDict <text:s text:c="4"/># you can put class ConfigDict </text:p>
      <text:p text:style-name="code"><text:s text:c="39"/># in assignment3.py, or just put the </text:p>
      <text:p text:style-name="code"><text:s text:c="39"/># class code in the same file as this</text:p>
      <text:p text:style-name="code"><text:s text:c="39"/># calling code; then this import </text:p>
      <text:p text:style-name="code"><text:s text:c="39"/># statement is not needed</text:p>
      <text:p text:style-name="code"/>
      <text:p text:style-name="code">cc = ConfigDict('config_file.txt')</text:p>
      <text:p text:style-name="code"/>
      <text:p text:style-name="code">print(cc['query']) <text:s text:c="20"/># SELECT this FROM that WHERE condition</text:p>
      <text:p text:style-name="code">print(cc['email_to']) <text:s text:c="17"/># me@mydomain.com</text:p>
      <text:p text:style-name="code">cc['database'] = 'mysql_managed' <text:s text:c="6"/># [ this writes to the config file ]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o in <text:span text:style-name="T2">__init__</text:span>, we will: </text:p>
      <text:list xml:id="list697370704" text:style-name="WWNum5">
        <text:list-item>
          <text:p text:style-name="P2">open the config file for reading</text:p>
        </text:list-item>
        <text:list-item>
          <text:p text:style-name="P2">parse the keys and values (using split('='))</text:p>
        </text:list-item>
        <text:list-item>
          <text:p text:style-name="P2">load the keys and values from the specified configuration file into the dictionary</text:p>
        </text:list-item>
        <text:list-item>
          <text:p text:style-name="P2">the dictionary object is "self". <text:s/>however, you will be careful not to set keys and values in "self" in the conventional way -- see note below</text:p>
        </text:list-item>
      </text:list>
      <text:p text:style-name="Standard"/>
      <text:p text:style-name="Standard"/>
      <text:p text:style-name="Standard">In <text:span text:style-name="T2">__setitem__</text:span>, we will: <text:s/><text:bookmark text:name="_GoBack"/></text:p>
      <text:list xml:id="list564989618" text:style-name="WWNum6">
        <text:list-item>
          <text:p text:style-name="P3">set the key and value in the dictionary</text:p>
        </text:list-item>
        <text:list-item>
          <text:p text:style-name="P3">open the config file for writing</text:p>
        </text:list-item>
        <text:list-item>
          <text:p text:style-name="P3">write the dictionary's key/value pairs to the file</text:p>
        </text:list-item>
        <text:list-item>
          <text:p text:style-name="P3">close the file</text:p>
        </text:list-item>
      </text:list>
      <text:p text:style-name="Standard"/>
      <text:p text:style-name="Standard">It should do this everytime a key and value is set in the dictionary, so that the file will be updated immediately. <text:s/></text:p>
      <text:p text:style-name="Standard"/>
      <text:p text:style-name="Standard"/>
      <text:p text:style-name="Standard">In the videos we've discussed the hazards of reimplementing <text:span text:style-name="T2">__setitem__</text:span>, but I'll note it here in case you run into it (i.e., see a lot of output followed by a "maximum recursive depth" message):</text:p>
      <text:p text:style-name="Standard"/>
      <text:p text:style-name="Standard"/>
      <text:p text:style-name="code">class DoThis(dict):</text:p>
      <text:p text:style-name="code"/>
      <text:p text:style-name="code"><text:s text:c="4"/>def __setitem__(self, key, val):</text:p>
      <text:p text:style-name="code"><text:s text:c="8"/>self[key] = val <text:s text:c="16"/># OOPS! don't do this</text:p>
      <text:p text:style-name="code"><text:s text:c="40"/># this calls __setitem__, </text:p>
      <text:p text:style-name="code"><text:s text:c="40"/># which calls __setitem__, etc.</text:p>
      <text:p text:style-name="Standard"/>
      <text:p text:style-name="Standard"/>
      <text:p text:style-name="Standard">Think about what happens when we say <text:span text:style-name="T2">self[key] = val</text:span>: <text:s/>we're implicitly calling the object's <text:span text:style-name="T2">__setitem__</text:span> method, which as you know is called anytime we do this operation. <text:s/>But if we're calling <text:span text:style-name="T2">__setitem__</text:span> and we're inside <text:span text:style-name="T2">__setitem__</text:span> already, what does this mean? <text:s/>It means we've established a recursive loop, in which <text:span text:style-name="T2">__setitem__</text:span> calls <text:span text:style-name="T2">__setitem__</text:span> endlessly. <text:s/>Well -- it will end pretty soon, because Python has a "recursive depth" limit, which is reached quickly. <text:s/></text:p>
      <text:p text:style-name="Standard"/>
      <text:p text:style-name="Standard">How to resolve this? <text:s/>We can call the parent-class method and it will perform the normal dict behavior. <text:s/>If we pass our own instance as the argument, that's the dict that gets updated. <text:s/></text:p>
      <text:p text:style-name="Standard"/>
      <text:p text:style-name="code"><text:s text:c="4"/>def __setitem__(self, key, val):</text:p>
      <text:p text:style-name="code"><text:s text:c="8"/>dict.__setitem__(self, key, val)</text:p>
      <text:p text:style-name="code"><text:s text:c="8"/># code that writes to the file -- see above</text:p>
      <text:p text:style-name="Standard"/>
      <text:p text:style-name="Standard"><text:soft-page-break/></text:p>
      <text:p text:style-name="Standard"/>
      <text:p text:style-name="Standard">Here's some sample calling code, which will read out the file if called without arguments, but will write to the file if called with key/value arguments</text:p>
      <text:p text:style-name="Standard"/>
      <text:p text:style-name="code">"""</text:p>
      <text:p text:style-name="code"><text:s text:c="4"/>Usages:</text:p>
      <text:p text:style-name="code"><text:s text:c="4"/>./assignment_3.py <text:s text:c="26"/>(reads out the entire config dict)</text:p>
      <text:p text:style-name="code"><text:s text:c="4"/>./assignment_3.py thiskey thisvalue <text:s text:c="8"/>(sets 'thiskey' and 'thisvalue' in the dict)</text:p>
      <text:p text:style-name="code">"""</text:p>
      <text:p text:style-name="code">import sys</text:p>
      <text:p text:style-name="code">from assignment_3 import ConfigDict</text:p>
      <text:p text:style-name="code"/>
      <text:p text:style-name="code">cd = ConfigDict('config.txt')</text:p>
      <text:p text:style-name="code"/>
      <text:p text:style-name="code"/>
      <text:p text:style-name="code">if len(sys.argv) == 3:</text:p>
      <text:p text:style-name="code"/>
      <text:p text:style-name="code"><text:s text:c="4"/>key = sys.argv[1]</text:p>
      <text:p text:style-name="code"><text:s text:c="4"/>value = sys.argv[2]</text:p>
      <text:p text:style-name="code"><text:s text:c="4"/>print('writing data: <text:s/>{0}, {1}'.format(key, value))</text:p>
      <text:p text:style-name="code"/>
      <text:p text:style-name="code"><text:s text:c="4"/>cd[key] = value</text:p>
      <text:p text:style-name="code"/>
      <text:p text:style-name="code">else:</text:p>
      <text:p text:style-name="code"/>
      <text:p text:style-name="code"><text:s text:c="4"/>print('reading data')</text:p>
      <text:p text:style-name="code"><text:s text:c="4"/>for key in cd.keys():</text:p>
      <text:p text:style-name="code"><text:s text:c="8"/>print(' <text:s text:c="2"/>{0} = {1}'.format(key, cd[key]))</text:p>
      <text:p text:style-name="Standard"/>
      <text:p text:style-name="Standard"/>
      <text:p text:style-name="Standard">Note that because this assignment is potentially involved, I've decided to include an optional supplementary lesson (with accompanying written companion in the working files) with hints and a breakdown of what you need to do to complete this assignment. <text:s/>It's optional so feel free to work without it; or if you'd prefer a real breakdown, check it out. <text:s/>It's the lesson immediately following this one. <text:s/>After that, we'll go over the solution.</text:p>
      <text:p text:style-name="Standard"/>
      <text:p text:style-name="Standard"/>
      <text:p text:style-name="Standard">Good luck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urier" fo:font-family="Courier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626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ikie</meta:initial-creator>
    <dc:creator>David Blaikie</dc:creator>
    <meta:editing-cycles>6</meta:editing-cycles>
    <meta:creation-date>2015-02-28T19:05:00</meta:creation-date>
    <dc:date>2015-03-03T05:04:00</dc:date>
    <meta:editing-duration>PT1H28M</meta:editing-duration>
    <meta:generator>LibreOffice/5.4.2.2.0$Linux_X86_64 LibreOffice_project/40m0$Build-2</meta:generator>
    <meta:document-statistic meta:table-count="0" meta:image-count="0" meta:object-count="0" meta:page-count="3" meta:paragraph-count="62" meta:word-count="729" meta:character-count="4851" meta:non-whitespace-character-count="3740"/>
    <meta:user-defined meta:name="AppVersion">14.0000</meta:user-defined>
    <meta:user-defined meta:name="Company">AppNex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